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officeooo:rsid="000445f6" officeooo:paragraph-rsid="000445f6" style:font-weight-asian="normal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4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6" style:family="paragraph" style:parent-style-name="Preformatted_20_Text">
      <style:paragraph-properties fo:text-align="end" style:justify-single-word="false"/>
      <style:text-properties style:font-name="Times New Roman" fo:font-size="14pt" officeooo:rsid="00025b99" officeooo:paragraph-rsid="0002ea19" style:font-size-asian="14pt" style:font-size-complex="14pt"/>
    </style:style>
    <style:style style:name="P7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end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paragraph-properties fo:break-before="page"/>
      <style:text-properties style:font-name="Times New Roman" fo:font-size="14pt" officeooo:rsid="00025b99" officeooo:paragraph-rsid="00025b99" style:font-size-asian="14pt" style:font-size-complex="14pt"/>
    </style:style>
    <style:style style:name="P10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11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12" style:family="paragraph" style:parent-style-name="List_20_Heading" style:list-style-name="L1"/>
    <style:style style:name="P13" style:family="paragraph" style:parent-style-name="List_20_Heading" style:list-style-name="L1">
      <style:text-properties officeooo:rsid="0002ea19"/>
    </style:style>
    <style:style style:name="T1" style:family="text">
      <style:text-properties officeooo:rsid="0002ea19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Учреждение образования</text:p>
      <text:p text:style-name="P3"><text:s/>«БЕЛОРУССКИЙ ГОСУДАРСТВЕННЫЙ УНИВЕРСИТЕТ </text:p>
      <text:p text:style-name="P3">ИНФОРМАТИКИ И РАДИОЭЛЕКТРОНИКИ»</text:p>
      <text:p text:style-name="P3"/>
      <text:p text:style-name="P3"/>
      <text:p text:style-name="P3"/>
      <text:p text:style-name="P3">Кафедра интеллектуальных информационных технологий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ет по лабораторной работе №1</text:p>
      <text:p text:style-name="P3">по курсу «Средства и методы обеспечения информационной безопасности»</text:p>
      <text:p text:style-name="P3">на тему: «Средства безопасности ОС UNIX/Linux.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Выполнил студент</text:p>
            <text:p text:style-name="P7">группы 421702:</text:p>
          </table:table-cell>
          <table:table-cell table:style-name="Таблица1.A1" office:value-type="string">
            <text:p text:style-name="P8">Бруцкий Д.С.</text:p>
          </table:table-cell>
        </table:table-row>
        <table:table-row>
          <table:table-cell table:style-name="Таблица1.A1" office:value-type="string">
            <text:p text:style-name="P7">Проверил:</text:p>
          </table:table-cell>
          <table:table-cell table:style-name="Таблица1.A1" office:value-type="string">
            <text:p text:style-name="P6">Захаров В. В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tab/><text:span text:style-name="T2">Постановка задачи:</text:span></text:p>
      <text:p text:style-name="Text_20_body">1. Создать группу пользователей. </text:p>
      <text:p text:style-name="Text_20_body">2. Добавить новых пользователей. </text:p>
      <text:p text:style-name="Text_20_body">3. Выполнить аудит выбранной системы. </text:p>
      <text:p text:style-name="P4"/>
      <text:p text:style-name="P4"><text:tab/><text:span text:style-name="T2">Основная часть</text:span></text:p>
      <text:list xml:id="list5743576051282243551" text:style-name="L1">
        <text:list-item>
          <text:p text:style-name="P12">Создание группы пользователей</text:p>
        </text:list-item>
      </text:list>
      <text:p text:style-name="Text_20_body">Для создания группы пользователей воспользуемся консольной утилитой.</text:p>
      <text:p text:style-name="code-bash">$ sudo groupadd test-group </text:p>
      <text:p text:style-name="Text_20_body">В результате в файл /etc/group добавлена новая запись.</text:p>
      <text:p text:style-name="code-bash">$ cat /etc/group | grep test-group </text:p>
      <text:p text:style-name="code-bash">test-group:x:1001: </text:p>
      <text:p text:style-name="Text_20_body">Формат записи: {groupname}:{password}:{group ID}:</text:p>
      <text:list xml:id="list85931978437901" text:continue-numbering="true" text:style-name="L1">
        <text:list-item>
          <text:p text:style-name="P12">Добавление нового пользователя</text:p>
        </text:list-item>
      </text:list>
      <text:p text:style-name="Text_20_body">Для создания группы пользователей воспользуемся консольной утилитой.</text:p>
      <text:p text:style-name="code-bash">$ sudo useradd -g 1001 -p password test-user </text:p>
      <text:p text:style-name="Text_20_body">В результате в файл /etc/passwd добавлена новая запись.</text:p>
      <text:p text:style-name="code-bash">$ cat /etc/passwd | grep test-user </text:p>
      <text:p text:style-name="code-bash">test-user:x:1001:1001::/home/test-user:</text:p>
      <text:p text:style-name="Text_20_body">Формат записи: {username}:{password}:{UID}:{GID}:{comments}:{homedir}:</text:p>
      <text:p text:style-name="Text_20_body">После параметра -p команда ожидает уже зашифрованный пароль, поэтому </text:p>
      <text:p text:style-name="Text_20_body">в таком виде команду использовать неудобно. </text:p>
      <text:p text:style-name="code-bash">$ sudo cat /etc/shadow | grep test-user </text:p>
      <text:p text:style-name="code-bash">test-user:password:17050:0:99999:7:::</text:p>
      <text:p text:style-name="Text_20_body">Вместо этого нужно воспользоваться командой</text:p>
      <text:p text:style-name="code-bash">$ sudo passwd test-user </text:p>
      <text:p text:style-name="code-bash">Введите новый пароль UNIX: </text:p>
      <text:p text:style-name="code-bash">Повторите ввод нового пароля UNIX: </text:p>
      <text:p text:style-name="code-bash">passwd: пароль успешно обновлён</text:p>
      <text:p text:style-name="code-bash">$ sudo cat /etc/shadow | grep test-user </text:p>
      <text:p text:style-name="code-bash">test-user:$6$g09jbkDi$sEOcVfTPJg1fjKaOQjkP2b5iuz7Y2gCoeb/9N55HUN853AILS2.RSN6ort4xeFNjj<text:soft-page-break/>f7giQVcGpntiogGZo.nM/:17050:0:99999:7:::</text:p>
      <text:list xml:id="list85931964963694" text:continue-numbering="true" text:style-name="L1">
        <text:list-item>
          <text:p text:style-name="P13">Настройка системы</text:p>
        </text:list-item>
      </text:list>
      <text:p text:style-name="P1">Файлы загрузки</text:p>
      <text:p text:style-name="P2">Обычно система работает на втором уровне выполнения. Поэтому проверим содержимое папки /etc/rc2.d</text:p>
      <text:p text:style-name="code-bash">$ ls /etc/rc2.d/ </text:p>
      <text:p text:style-name="code-bash">README <text:s text:c="10"/>S20rsync <text:s text:c="13"/>S70dns-clean <text:s/>S99grub-common </text:p>
      <text:p text:style-name="code-bash">S20kerneloops <text:s text:c="3"/>S20speech-dispatcher <text:s/>S70pppd-dns <text:s text:c="2"/>S99ondemand </text:p>
      <text:p text:style-name="code-bash">S20redis-server <text:s/>S50saned <text:s text:c="13"/>S92tomcat6 <text:s text:c="3"/>S99rc.local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9-07T08:59:29.871463459</dc:date>
    <meta:editing-duration>P0D</meta:editing-duration>
    <meta:editing-cycles>2</meta:editing-cycles>
    <meta:document-statistic meta:table-count="1" meta:image-count="0" meta:object-count="0" meta:page-count="3" meta:paragraph-count="51" meta:word-count="217" meta:character-count="1997" meta:non-whitespace-character-count="1761"/>
  </office:meta>
</office:document-meta>
</file>